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eaf43" officeooo:paragraph-rsid="001eaf43"/>
    </style:style>
    <style:style style:name="P2" style:family="paragraph" style:parent-style-name="Text_20_body">
      <style:text-properties officeooo:rsid="002086df" officeooo:paragraph-rsid="002086df"/>
    </style:style>
    <style:style style:name="P3" style:family="paragraph" style:parent-style-name="Text_20_body">
      <style:text-properties officeooo:rsid="002086df" officeooo:paragraph-rsid="0022f3e6"/>
    </style:style>
    <style:style style:name="P4" style:family="paragraph" style:parent-style-name="Text_20_body">
      <style:text-properties officeooo:paragraph-rsid="002086df"/>
    </style:style>
    <style:style style:name="P5" style:family="paragraph" style:parent-style-name="Text_20_body">
      <style:text-properties officeooo:rsid="00218b6c" officeooo:paragraph-rsid="00218b6c"/>
    </style:style>
    <style:style style:name="P6" style:family="paragraph" style:parent-style-name="Text_20_body">
      <style:text-properties officeooo:rsid="00218b6c" officeooo:paragraph-rsid="0021caa5"/>
    </style:style>
    <style:style style:name="P7" style:family="paragraph" style:parent-style-name="Text_20_body">
      <style:text-properties officeooo:rsid="00218b6c" officeooo:paragraph-rsid="00221547"/>
    </style:style>
    <style:style style:name="P8" style:family="paragraph" style:parent-style-name="Text_20_body">
      <style:text-properties officeooo:rsid="00218b6c" officeooo:paragraph-rsid="002e0bd5"/>
    </style:style>
    <style:style style:name="P9" style:family="paragraph" style:parent-style-name="Text_20_body">
      <style:text-properties officeooo:rsid="00221547" officeooo:paragraph-rsid="00221547"/>
    </style:style>
    <style:style style:name="P10" style:family="paragraph" style:parent-style-name="Text_20_body">
      <style:text-properties officeooo:rsid="00221547" officeooo:paragraph-rsid="0024d8d7"/>
    </style:style>
    <style:style style:name="P11" style:family="paragraph" style:parent-style-name="Text_20_body">
      <style:text-properties officeooo:rsid="0021caa5" officeooo:paragraph-rsid="0021caa5"/>
    </style:style>
    <style:style style:name="P12" style:family="paragraph" style:parent-style-name="Text_20_body">
      <style:text-properties officeooo:paragraph-rsid="0022f3e6"/>
    </style:style>
    <style:style style:name="P13" style:family="paragraph" style:parent-style-name="Text_20_body">
      <style:text-properties officeooo:rsid="002d6874" officeooo:paragraph-rsid="002d6874"/>
    </style:style>
    <style:style style:name="P14" style:family="paragraph" style:parent-style-name="Text_20_body">
      <style:text-properties officeooo:rsid="002d6874" officeooo:paragraph-rsid="002e0bd5"/>
    </style:style>
    <style:style style:name="P15" style:family="paragraph" style:parent-style-name="Text_20_body">
      <style:text-properties officeooo:rsid="002e0bd5" officeooo:paragraph-rsid="002e0bd5"/>
    </style:style>
    <style:style style:name="P16" style:family="paragraph" style:parent-style-name="Standard">
      <style:text-properties officeooo:rsid="00221547" officeooo:paragraph-rsid="002e0bd5"/>
    </style:style>
    <style:style style:name="P17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2e0bd5" officeooo:paragraph-rsid="002e0bd5"/>
    </style:style>
    <style:style style:name="P18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21caa5" officeooo:paragraph-rsid="002e0bd5"/>
    </style:style>
    <style:style style:name="P19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306751" officeooo:paragraph-rsid="00306751"/>
    </style:style>
    <style:style style:name="P20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32e8e9" officeooo:paragraph-rsid="0032e8e9"/>
    </style:style>
    <style:style style:name="P21" style:family="paragraph" style:parent-style-name="Text_20_body">
      <style:text-properties officeooo:rsid="002d6874" officeooo:paragraph-rsid="002d6874"/>
    </style:style>
    <style:style style:name="P22" style:family="paragraph" style:parent-style-name="Text_20_body">
      <style:text-properties officeooo:rsid="00300039" officeooo:paragraph-rsid="00300039"/>
    </style:style>
    <style:style style:name="P23" style:family="paragraph" style:parent-style-name="Text_20_body">
      <style:text-properties officeooo:rsid="0032b7ad" officeooo:paragraph-rsid="0032b7ad"/>
    </style:style>
    <style:style style:name="T1" style:family="text">
      <style:text-properties officeooo:rsid="00218b6c"/>
    </style:style>
    <style:style style:name="T2" style:family="text">
      <style:text-properties officeooo:rsid="0021caa5"/>
    </style:style>
    <style:style style:name="T3" style:family="text">
      <style:text-properties officeooo:rsid="00221547"/>
    </style:style>
    <style:style style:name="T4" style:family="text">
      <style:text-properties officeooo:rsid="0022f3e6"/>
    </style:style>
    <style:style style:name="T5" style:family="text">
      <style:text-properties officeooo:rsid="0024d8d7"/>
    </style:style>
    <style:style style:name="T6" style:family="text">
      <style:text-properties officeooo:rsid="0026a234"/>
    </style:style>
    <style:style style:name="T7" style:family="text">
      <style:text-properties officeooo:rsid="0026be79"/>
    </style:style>
    <style:style style:name="T8" style:family="text">
      <style:text-properties officeooo:rsid="002874a0"/>
    </style:style>
    <style:style style:name="T9" style:family="text">
      <style:text-properties officeooo:rsid="00294d05"/>
    </style:style>
    <style:style style:name="T10" style:family="text">
      <style:text-properties officeooo:rsid="002a6524"/>
    </style:style>
    <style:style style:name="T11" style:family="text">
      <style:text-properties fo:font-variant="normal" fo:text-transform="none" fo:color="#303030" style:font-name="Whitney SSm A" fo:font-size="10.5pt" fo:letter-spacing="normal" fo:font-style="normal" fo:font-weight="normal"/>
    </style:style>
    <style:style style:name="T12" style:family="text">
      <style:text-properties fo:font-variant="normal" fo:text-transform="none" fo:color="#303030" style:font-name="Whitney SSm A" fo:font-size="10.5pt" fo:letter-spacing="normal" fo:font-style="normal" fo:font-weight="normal" officeooo:rsid="002a6524"/>
    </style:style>
    <style:style style:name="T13" style:family="text">
      <style:text-properties officeooo:rsid="002d9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Localization</text:p>
      <text:p text:style-name="Text_20_body"/>
      <text:p text:style-name="Text_20_body">What is <text:span text:style-name="T1">RL</text:span></text:p>
      <text:p text:style-name="Text_20_body"><text:tab/><text:span text:style-name="T1">Definition</text:span></text:p>
      <text:p text:style-name="Text_20_body"><text:tab/><text:span text:style-name="T10">Localization </text:span><text:span text:style-name="T11">is the ability for a machine to locate itself in </text:span><text:span text:style-name="T12">it's world (working surroundings)</text:span></text:p>
      <text:p text:style-name="P5">Two Questions</text:p>
      <text:p text:style-name="P5"><text:tab/>How <text:span text:style-name="T7">does The </text:span>World Look Like</text:p>
      <text:p text:style-name="P5"><text:tab/><text:tab/>Map</text:p>
      <text:p text:style-name="P5"><text:tab/>Where I am</text:p>
      <text:p text:style-name="P5"><text:tab/><text:tab/>Sensors – Sensing surroundings</text:p>
      <text:p text:style-name="P5"><text:tab/><text:tab/>Algorithm – Find my place on Map <text:span text:style-name="T7">based on previous and sensed data</text:span></text:p>
      <text:p text:style-name="P5">We will learn about</text:p>
      <text:p text:style-name="P5"><text:tab/>Maps</text:p>
      <text:p text:style-name="P5"><text:tab/>Localization algorithms</text:p>
      <text:p text:style-name="P9">Real World Example</text:p>
      <text:p text:style-name="P9"><text:tab/>Show picture with airplane</text:p>
      <text:p text:style-name="P9"><text:tab/>Describe localization with elevation + velocity data</text:p>
      <text:p text:style-name="P5">Maps</text:p>
      <text:p text:style-name="P6"><text:tab/>Example: <text:span text:style-name="T2">Elevation map</text:span></text:p>
      <text:p text:style-name="P6"><text:tab/><text:tab/><text:span text:style-name="T3">Topography: graphic representation of a feature of points of a map</text:span></text:p>
      <text:p text:style-name="P6"><text:tab/><text:tab/><text:span text:style-name="T3">Geographic topography: the points are geographic points</text:span></text:p>
      <text:p text:style-name="P6"><text:tab/><text:tab/><text:span text:style-name="T3">Elevation map: the feature is the height above or below of the Earth's sea level</text:span></text:p>
      <text:p text:style-name="P11"><text:tab/><text:tab/>Graphic representation: coloring</text:p>
      <text:p text:style-name="P7"><text:tab/><text:span text:style-name="T3">Let us simplify this map!</text:span></text:p>
      <text:p text:style-name="P7"><text:tab/><text:tab/><text:span text:style-name="T3">Show map in excel sheet</text:span></text:p>
      <text:p text:style-name="P9">Localization Algorithm</text:p>
      <text:p text:style-name="P9"><text:tab/>Show how to localize</text:p>
      <text:p text:style-name="P9"><text:tab/><text:tab/><text:span text:style-name="T5">sensor update</text:span></text:p>
      <text:p text:style-name="P9"><text:tab/><text:tab/><text:span text:style-name="T5">move</text:span></text:p>
      <text:p text:style-name="P9">More simplification</text:p>
      <text:p text:style-name="P9"><text:tab/>Binary-coded map <text:span text:style-name="T8">(landmarks)</text:span></text:p>
      <text:p text:style-name="P9"><text:tab/>Ask to localize in pairs</text:p>
      <text:p text:style-name="P10"><text:tab/>Show how to localize <text:span text:style-name="T5">(if it is necessary)</text:span></text:p>
      <text:p text:style-name="P9">Mathematical background</text:p>
      <text:p text:style-name="P9"><text:soft-page-break/><text:tab/>We skip this, show link with tutorials</text:p>
      <text:p text:style-name="P9">Algorithm of Histogram Localization</text:p>
      <text:p text:style-name="P9"><text:tab/>Show but skip without explanation</text:p>
      <text:p text:style-name="P9"><text:tab/>Show link for tutorials</text:p>
      <text:p text:style-name="P9">Problems <text:span text:style-name="T5">of</text:span> localization</text:p>
      <text:p text:style-name="P9"><text:tab/>There is no exact data in the Real World</text:p>
      <text:p text:style-name="P9"><text:tab/>Sensors behave weird</text:p>
      <text:p text:style-name="P9"><text:tab/><text:tab/><text:span text:style-name="T5">Show this with Ultrasonic sensor</text:span></text:p>
      <text:p text:style-name="P9"><text:tab/><text:tab/><text:span text:style-name="T5">Show this with light sensor</text:span></text:p>
      <text:p text:style-name="P9"><text:tab/>switches bounce</text:p>
      <text:p text:style-name="P9"><text:tab/><text:tab/><text:span text:style-name="T5">Show this with a switch</text:span></text:p>
      <text:p text:style-name="P9"><text:tab/><text:tab/><text:span text:style-name="T5">Show this with the rotary encoder</text:span></text:p>
      <text:p text:style-name="P9"><text:tab/>Moves are not exact</text:p>
      <text:p text:style-name="P9"><text:tab/><text:tab/><text:span text:style-name="T5">Show this?</text:span></text:p>
      <text:p text:style-name="P9"><text:tab/><text:span text:style-name="T4">Localization can not be exact, just a guess with more or less preciseness</text:span></text:p>
      <text:p text:style-name="P4">Real World Application</text:p>
      <text:p text:style-name="Text_20_body"><text:tab/>Rotary encoder</text:p>
      <text:p text:style-name="Text_20_body"><text:tab/><text:tab/><text:span text:style-name="T4">What is it</text:span></text:p>
      <text:p text:style-name="Text_20_body"><text:tab/><text:tab/><text:span text:style-name="T6">Check if there is a rotary encoder in the office (Micro? Speakers?)</text:span></text:p>
      <text:p text:style-name="P2"><text:tab/>Incremental encoder</text:p>
      <text:p text:style-name="P2"><text:tab/><text:tab/><text:span text:style-name="T4">What is it</text:span></text:p>
      <text:p text:style-name="P2"><text:tab/><text:tab/><text:span text:style-name="T4">How does it work</text:span></text:p>
      <text:p text:style-name="P2"><text:tab/>Absolute encoder</text:p>
      <text:p text:style-name="P3"><text:tab/><text:tab/><text:span text:style-name="T4">What is it</text:span></text:p>
      <text:p text:style-name="P3"><text:tab/><text:tab/><text:span text:style-name="T4">How does it work</text:span></text:p>
      <text:p text:style-name="P2"><text:tab/>Histogram encoder</text:p>
      <text:p text:style-name="P3"><text:tab/><text:tab/><text:span text:style-name="T4">What is it</text:span></text:p>
      <text:p text:style-name="P3"><text:tab/><text:tab/><text:span text:style-name="T4">How does it work</text:span></text:p>
      <text:p text:style-name="P3"><text:tab/><text:tab/><text:span text:style-name="T4">Show the encoder disk</text:span></text:p>
      <text:p text:style-name="P3"><text:tab/><text:tab/><text:span text:style-name="T9">How to create the best map</text:span></text:p>
      <text:p text:style-name="P3"><text:tab/><text:tab/><text:span text:style-name="T9">How to print a map</text:span></text:p>
      <text:p text:style-name="P3"><text:tab/><text:tab/><text:span text:style-name="T4">Show the application</text:span></text:p>
      <text:p text:style-name="P3"><text:tab/><text:tab/><text:span text:style-name="T4">Demonstrate it </text:span><text:tab/></text:p>
      <text:p text:style-name="P12"><text:tab/><text:tab/><text:tab/><text:tab/></text:p>
      <text:p text:style-name="P13"><text:soft-page-break/></text:p>
      <text:p text:style-name="P13">probability</text:p>
      <text:p text:style-name="P13">the extent for measuring the likelihood of an event. It is a ratio <text:span text:style-name="T13">of the favorable cases to the whole number of possible cases. A real number between 0 and 1. 0: impossible event, 1: certain event.</text:span></text:p>
      <text:p text:style-name="P23">(dice, coins, heads, tails)</text:p>
      <text:p text:style-name="P22">Belief (noun) /believe(verb)/</text:p>
      <text:p text:style-name="P22">trust, faith, confidence in something</text:p>
      <text:p text:style-name="P15">localization</text:p>
      <text:p text:style-name="P14"><text:span text:style-name="T10">Localization </text:span><text:span text:style-name="T11">is the ability for a machine to locate itself in </text:span><text:span text:style-name="T12">it's world (working surroundings)</text:span></text:p>
      <text:p text:style-name="P15"><text:span text:style-name="T12">a</text:span><text:span text:style-name="T11">lgorithm</text:span></text:p>
      <text:p text:style-name="P17">A finite list of step-by-step instruction to solve a problem in finite time</text:p>
      <text:p text:style-name="P19">altitude, elevation</text:p>
      <text:p text:style-name="P19">Height above a level, usually above the ground or sea-level</text:p>
      <text:p text:style-name="P17">elevation map</text:p>
      <text:p text:style-name="P16"><text:tab/>Topography: graphic representation of a feature of points of a map</text:p>
      <text:p text:style-name="P8"><text:tab/><text:span text:style-name="T3">Geographic topography: the points are geographic points</text:span></text:p>
      <text:p text:style-name="P8"><text:tab/><text:span text:style-name="T3">Elevation map: the feature is the height above or below of the Earth's sea level</text:span></text:p>
      <text:p text:style-name="P18"><text:tab/>Graphic representation: coloring</text:p>
      <text:p text:style-name="P17">sensor (robotics)</text:p>
      <text:p text:style-name="P17">a device which converts the state of a piece of the real world into a processable signal, mainly into electricity</text:p>
      <text:p text:style-name="P20">fuss</text:p>
      <text:p text:style-name="P20">storm in a teac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7T11:24:03.527641059</meta:creation-date>
    <dc:date>2014-08-24T20:47:01.020343328</dc:date>
    <dc:creator>Peter Borkuti</dc:creator>
    <meta:editing-duration>P1DT4H48M32S</meta:editing-duration>
    <meta:editing-cycles>11</meta:editing-cycles>
    <meta:generator>LibreOffice/4.1.5.3$Linux_X86_64 LibreOffice_project/410m0$Build-3</meta:generator>
    <meta:document-statistic meta:table-count="0" meta:image-count="0" meta:object-count="0" meta:page-count="3" meta:paragraph-count="87" meta:word-count="449" meta:character-count="2773" meta:non-whitespace-character-count="2316"/>
  </office:meta>
</office:document-meta>
</file>